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A0000015068E22AA8.jpg" manifest:media-type="image/jpeg"/>
  <manifest:file-entry manifest:full-path="Pictures/100000000000038D0000002E54F985B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dash" draw:stroke-dash="Ultrafine_20_Dashed" svg:stroke-width="0.1cm" svg:stroke-color="#3333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5cm" svg:stroke-color="#3333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cc33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3333ff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cc330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style:font-name="Times New Roman" fo:font-size="16pt" style:font-name-asian="Times New Roman" style:font-size-asian="16pt" style:font-size-complex="16pt"/>
    </style:style>
    <style:style style:name="P3" style:family="paragraph">
      <style:paragraph-properties fo:text-align="center"/>
      <style:text-properties fo:color="#990000" style:font-name="Times New Roman" fo:font-size="16pt" style:font-name-asian="Times New Roman" style:font-size-asian="16pt" style:font-size-complex="16pt"/>
    </style:style>
    <style:style style:name="T1" style:family="text">
      <style:text-properties fo:color="#0000cc" style:font-name="Times New Roman" fo:font-size="16pt" style:font-name-asian="Times New Roman" style:font-size-asian="16pt" style:font-size-complex="16pt"/>
    </style:style>
    <style:style style:name="T2" style:family="text">
      <style:text-properties fo:color="#990000" style:font-name="Times New Roman" fo:font-size="16pt" style:font-name-asian="Times New Roman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6" draw:id="id6" draw:layer="layout" svg:width="23cm" svg:height="1.5cm" svg:x="0.601cm" svg:y="1.075cm">
          <draw:image xlink:href="Pictures/100000000000038D0000002E54F985BC.jpg" xlink:type="simple" xlink:show="embed" xlink:actuate="onLoad">
            <text:p/>
          </draw:image>
        </draw:frame>
        <draw:frame draw:style-name="gr1" draw:text-style-name="P1" xml:id="id2" draw:id="id2" draw:layer="layout" svg:width="17cm" svg:height="5.886cm" svg:x="0.101cm" svg:y="5.475cm">
          <draw:image xlink:href="Pictures/10000000000003AA0000015068E22AA8.jpg" xlink:type="simple" xlink:show="embed" xlink:actuate="onLoad">
            <text:p/>
          </draw:image>
        </draw:frame>
        <draw:custom-shape draw:style-name="gr2" draw:text-style-name="P1" xml:id="id1" draw:id="id1" draw:layer="layout" svg:width="4.9cm" svg:height="2.251cm" svg:x="0.101cm" svg:y="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656cm" svg:x1="2.551cm" svg:y1="2.975cm" svg:x2="8.601cm" svg:y2="5.475cm" draw:start-shape="id1" draw:start-glue-point="8" draw:end-shape="id2" svg:d="M2551 2975v606h6050v1894" svg:viewBox="0 0 6051 2501">
          <text:p/>
        </draw:connector>
        <draw:custom-shape draw:style-name="gr4" draw:text-style-name="P1" xml:id="id3" draw:id="id3" draw:layer="layout" svg:width="1cm" svg:height="1cm" svg:x="0.601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cm" svg:height="1cm" svg:x="22.601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5.445cm" svg:height="1.116cm" svg:x="18.155cm" svg:y="6.758cm">
          <text:p text:style-name="P1"><text:span text:style-name="T1">两边界：</text:span><text:span text:style-name="T1">B</text:span><text:span text:style-name="T1">型单元条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5.189cm" svg:height="0.989cm" svg:x="16.401cm" svg:y="3.075cm">
          <text:p text:style-name="P1"><text:span text:style-name="T2"><text:s/></text:span><text:span text:style-name="T2">中间：</text:span><text:span text:style-name="T2">A</text:span><text:span text:style-name="T2">型单元条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.101cm" svg:y1="2.575cm" svg:x2="20.877cm" svg:y2="6.758cm" draw:start-shape="id3" draw:start-glue-point="8" draw:end-shape="id4" draw:end-glue-point="0" svg:d="M1101 2575v2105h19776v2078" svg:viewBox="0 0 19777 4184">
          <text:p/>
        </draw:connector>
        <draw:connector draw:style-name="gr7" draw:text-style-name="P1" draw:layer="layout" svg:x1="23.101cm" svg:y1="2.575cm" svg:x2="20.877cm" svg:y2="6.758cm" draw:start-shape="id5" draw:start-glue-point="8" draw:end-shape="id4" draw:end-glue-point="0" svg:d="M23101 2575v2105h-2224v2078" svg:viewBox="0 0 2225 4184">
          <text:p/>
        </draw:connector>
        <draw:connector draw:style-name="gr8" draw:text-style-name="P1" draw:layer="layout" svg:x1="12.101cm" svg:y1="2.575cm" svg:x2="16.401cm" svg:y2="3.569cm" draw:start-shape="id6" draw:end-shape="id7" draw:end-glue-point="3" svg:d="M12101 2575v994h4300" svg:viewBox="0 0 4301 9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8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09:40:47.303969853</meta:creation-date>
    <dc:date>2015-09-17T15:47:10.487328081</dc:date>
    <meta:editing-duration>P0D</meta:editing-duration>
    <meta:editing-cycles>2</meta:editing-cycles>
    <meta:generator>LibreOffice/4.2.6.3$Linux_X86_64 LibreOffice_project/420$Build-3</meta:generator>
    <meta:document-statistic meta:object-count="11"/>
  </office:meta>
</office:document-meta>
</file>